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officeooo:paragraph-rsid="00353dac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32d0ec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3a8f3e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4ff0ca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3f63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5c1c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49a024" style:font-name-asian="Times New Roman" style:font-size-asian="12pt" style:font-style-asian="normal" style:font-size-complex="12pt" style:font-style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51cd94" style:font-name-asian="Times New Roman" style:font-size-asian="12pt" style:font-style-asian="normal" style:font-size-complex="12pt" style:font-style-complex="normal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9dab6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623e7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1b5ab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0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6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7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34bd6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7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28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29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0" style:family="text">
      <style:text-properties style:font-name="Times New Roman" fo:font-size="12pt" fo:language="en" fo:country="none" officeooo:rsid="00528a22" style:font-name-asian="Times New Roman" style:font-size-asian="12pt" style:font-size-complex="12pt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c56e0" style:font-style-asian="normal" style:font-style-complex="normal"/>
    </style:style>
    <style:style style:name="T33" style:family="text">
      <style:text-properties fo:font-style="normal" officeooo:rsid="002ed69d" style:font-style-asian="normal" style:font-style-complex="normal"/>
    </style:style>
    <style:style style:name="T34" style:family="text">
      <style:text-properties fo:font-style="normal" officeooo:rsid="0057bedd" style:font-style-asian="normal" style:font-style-complex="normal"/>
    </style:style>
    <style:style style:name="T35" style:family="text">
      <style:text-properties fo:font-style="normal" officeooo:rsid="00528a22" style:font-style-asian="normal" style:font-style-complex="normal"/>
    </style:style>
    <style:style style:name="T36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ed69d" style:font-style-asian="normal" style:font-weight-asian="normal" style:font-style-complex="normal" style:font-weight-complex="normal"/>
    </style:style>
    <style:style style:name="T39" style:family="text">
      <style:text-properties officeooo:rsid="000e2190"/>
    </style:style>
    <style:style style:name="T40" style:family="text">
      <style:text-properties officeooo:rsid="000f14d5"/>
    </style:style>
    <style:style style:name="T41" style:family="text">
      <style:text-properties officeooo:rsid="00170895"/>
    </style:style>
    <style:style style:name="T42" style:family="text">
      <style:text-properties officeooo:rsid="001b74f8"/>
    </style:style>
    <style:style style:name="T43" style:family="text">
      <style:text-properties officeooo:rsid="001ca2d5"/>
    </style:style>
    <style:style style:name="T44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45" style:family="text">
      <style:text-properties officeooo:rsid="001d696d"/>
    </style:style>
    <style:style style:name="T46" style:family="text">
      <style:text-properties officeooo:rsid="001f5dfa"/>
    </style:style>
    <style:style style:name="T47" style:family="text">
      <style:text-properties officeooo:rsid="002147c9"/>
    </style:style>
    <style:style style:name="T48" style:family="text">
      <style:text-properties officeooo:rsid="0021a103"/>
    </style:style>
    <style:style style:name="T49" style:family="text">
      <style:text-properties officeooo:rsid="002341a3"/>
    </style:style>
    <style:style style:name="T50" style:family="text">
      <style:text-properties officeooo:rsid="0023a959"/>
    </style:style>
    <style:style style:name="T51" style:family="text">
      <style:text-properties officeooo:rsid="00244aa7"/>
    </style:style>
    <style:style style:name="T52" style:family="text">
      <style:text-properties officeooo:rsid="002a4f08"/>
    </style:style>
    <style:style style:name="T53" style:family="text">
      <style:text-properties officeooo:rsid="002c56e0"/>
    </style:style>
    <style:style style:name="T54" style:family="text">
      <style:text-properties officeooo:rsid="0032d0ec"/>
    </style:style>
    <style:style style:name="T55" style:family="text">
      <style:text-properties officeooo:rsid="003360a5"/>
    </style:style>
    <style:style style:name="T56" style:family="text">
      <style:text-properties officeooo:rsid="0037ba96"/>
    </style:style>
    <style:style style:name="T57" style:family="text">
      <style:text-properties officeooo:rsid="004ca676"/>
    </style:style>
    <style:style style:name="T58" style:family="text">
      <style:text-properties officeooo:rsid="00551c34"/>
    </style:style>
    <style:style style:name="T59" style:family="text">
      <style:text-properties officeooo:rsid="0056146d"/>
    </style:style>
    <style:style style:name="T60" style:family="text">
      <style:text-properties officeooo:rsid="005d210a"/>
    </style:style>
    <style:style style:name="T61" style:family="text">
      <style:text-properties officeooo:rsid="0051f49b"/>
    </style:style>
    <style:style style:name="T62" style:family="text">
      <style:text-properties officeooo:rsid="00528a22"/>
    </style:style>
    <style:style style:name="T63" style:family="text">
      <style:text-properties officeooo:rsid="00556d58"/>
    </style:style>
    <style:style style:name="T64" style:family="text">
      <style:text-properties officeooo:rsid="0056e1d1"/>
    </style:style>
    <style:style style:name="T65" style:family="text">
      <style:text-properties officeooo:rsid="001b74f8" style:font-name-complex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4">yaoyansi@gmail.com</text:p>
      <text:p text:style-name="P3">+86 135<text:span text:style-name="T39">0</text:span>-<text:span text:style-name="T39">194</text:span>-<text:span text:style-name="T39">8783</text:span></text:p>
      <text:p text:style-name="P1"/>
      <text:p text:style-name="P9">OBJECTIVE</text:p>
      <text:p text:style-name="P2">A position in <text:span text:style-name="T55">IT</text:span> Industry with special interests in <text:span text:style-name="T55">software engineering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2"><text:span text:style-name="T3">Languages:</text:span> C/C++, Python, Shell, Perl, <text:span text:style-name="T56">x86ASM</text:span></text:p>
      <text:p text:style-name="P2"><text:span text:style-name="T3">Operation Systems:</text:span> Windows, Linux</text:p>
      <text:p text:style-name="P6"><text:span text:style-name="T3">Development Tools:</text:span> MSVC, <text:span text:style-name="T54">CodeBlocks, </text:span>CMake, SVN/Git, <text:span text:style-name="T54">Jude,</text:span> OpenGL/GLSL, OGRE, ODE, PhysX, Bullet, MayaAPI/mel, OpenCollada, <text:span text:style-name="T56">MASM</text:span></text:p>
      <text:p text:style-name="P2"><text:span text:style-name="T3">Graphics Tools:</text:span> Maya, Blender, Photoshop</text:p>
      <text:p text:style-name="P7">Others: <text:span text:style-name="T31">Design Pattern</text:span></text:p>
      <text:p text:style-name="P1"/>
      <text:p text:style-name="P1"/>
      <text:p text:style-name="P9">EXPERIENCE</text:p>
      <text:p text:style-name="P5"><text:span text:style-name="T10">Software Engineer </text:span><text:s text:c="18"/>Sept<text:span text:style-name="T40">ember </text:span>201<text:span text:style-name="T40">3</text:span></text:p>
      <text:p text:style-name="P5"><text:span text:style-name="T40">R&amp;D</text:span> Department, <text:span text:style-name="T1"><text:s/></text:span><text:span text:style-name="T2">ShangHai CudaTec Technology Development Limited Company</text:span></text:p>
      <text:list xml:id="list3091326792964427297" text:style-name="L1">
        <text:list-item>
          <text:p text:style-name="P12"><text:span text:style-name="T17">D</text:span><text:span text:style-name="T18">esigned, implemented and tested</text:span><text:span text:style-name="T17"> a Maya plug-in </text:span><text:span text:style-name="T20">using agile methodologies: continuous integration, test-driven development, unit testing </text:span><text:span text:style-name="T23">and automation testing</text:span><text:span text:style-name="T20">. </text:span><text:span text:style-name="T25">And took the responsibility for releasing the package from alpha1 to alpha5.</text:span></text:p>
        </text:list-item>
        <text:list-item>
          <text:p text:style-name="P12"><text:span text:style-name="T21">Responsible for </text:span><text:span text:style-name="T20">planning, </text:span><text:span text:style-name="T21">design, development, </text:span><text:span text:style-name="T23">collaboration, </text:span><text:span text:style-name="T20">code review, testing and</text:span><text:span text:style-name="T21"> </text:span><text:span text:style-name="T20">release.</text:span></text:p>
        </text:list-item>
        <text:list-item>
          <text:p text:style-name="P16"><text:span text:style-name="T57">Constructed</text:span> and maintained the code <text:span text:style-name="T57">repository </text:span>server for the team.</text:p>
        </text:list-item>
        <text:list-item>
          <text:p text:style-name="P12"><text:span text:style-name="T20">P</text:span><text:span text:style-name="T22">rovided </text:span><text:span text:style-name="T20">service</text:span><text:span text:style-name="T22">s</text:span><text:span text:style-name="T20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7564610869376585812" text:style-name="L2">
        <text:list-item>
          <text:p text:style-name="P17">Developed a tornado particle effect <text:span text:style-name="T41">for </text:span><text:span text:style-name="T5">OSG</text:span><text:span text:style-name="T41"> engine.</text:span></text:p>
        </text:list-item>
        <text:list-item>
          <text:p text:style-name="P18">Trimmed <text:span text:style-name="T3">ossim</text:span> which is a third-party library for our engine.</text:p>
          <text:p text:style-name="P18"/>
          <text:p text:style-name="P36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213812882191824" text:continue-numbering="true" text:style-name="L2">
        <text:list-item>
          <text:p text:style-name="P21">Developed a 3D virtual world based on <text:span text:style-name="T3">RealXtend </text:span><text:span text:style-name="T38">with the integration of</text:span><text:span text:style-name="T4"> Kinect, OgreHaptics, </text:span><text:span text:style-name="T33">fluid surface construction and UI localization.</text:span></text:p>
        </text:list-item>
        <text:list-item>
          <text:p text:style-name="P13"><text:span text:style-name="T12">Integrated Blender's GPU renderer </text:span><text:span text:style-name="T16">Cycles</text:span><text:span text:style-name="T12"> with parallel rendering middle-ware </text:span><text:span text:style-name="T16">Equalizer</text:span><text:span text:style-name="T12">.</text:span></text:p>
        </text:list-item>
      </text:list>
      <text:p text:style-name="P2"/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213814948080748" text:continue-numbering="true" text:style-name="L2">
        <text:list-item>
          <text:p text:style-name="P22">Developed the core module of lip-sync plug-in for <text:span text:style-name="T31">Maya</text:span>. (T<text:span text:style-name="T42">his plug-in has been registered </text:span><text:soft-page-break/><text:span text:style-name="T42">as the </text:span><text:span text:style-name="T65">proprietary</text:span><text:span text:style-name="T42"> with the software copyright registration ID 0183406</text:span>)</text:p>
        </text:list-item>
        <text:list-item>
          <text:p text:style-name="P23">Developed a <text:span text:style-name="T36">product-quality Maya t</text:span><text:span text:style-name="T37">o 3ds format </text:span>t<text:span text:style-name="T50">ranslator</text:span> for <text:span text:style-name="T3">R</text:span><text:span text:style-name="T6">edboard</text:span><text:span text:style-name="T50"> Ltd</text:span>.</text:p>
        </text:list-item>
        <text:list-item>
          <text:p text:style-name="P23">Developed <text:span text:style-name="T50">a </text:span>rigid/<text:span text:style-name="T43">soft</text:span> body dynamic system for <text:span text:style-name="T31">Maya</text:span> based on <text:span text:style-name="T3">Bullet Physics Engine</text:span>.</text:p>
        </text:list-item>
        <text:list-item>
          <text:p text:style-name="P23">Developed a procedural texture <text:span text:style-name="T43">which projects the inner region of a closed NURBS to a texture</text:span>.</text:p>
        </text:list-item>
        <text:list-item>
          <text:p text:style-name="P23">O<text:span text:style-name="T51">ptimized the modules</text:span> in pre-check process, and save<text:span text:style-name="T52">d </text:span>80% time for th<text:span text:style-name="T51">at process</text:span>.</text:p>
        </text:list-item>
        <text:list-item>
          <text:p text:style-name="P23">I<text:span text:style-name="T43">mplemented the core module in the paper: <text:s/></text:span><text:span text:style-name="T44">A System to Reuse Facial Rigs and Animations.</text:span></text:p>
        </text:list-item>
        <text:list-item>
          <text:p text:style-name="P33">Parsed <text:s/>Maya Geometry Cache(*.mc) format and Maya Particle Cache(*.pdc) <text:s/>format.</text:p>
        </text:list-item>
        <text:list-item>
          <text:p text:style-name="P23">Maintained <text:span text:style-name="T3">LiquidMaya</text:span>.</text:p>
        </text:list-item>
        <text:list-item>
          <text:p text:style-name="P23">Designed <text:span text:style-name="T43">and deployed </text:span>the SVN server, <text:span text:style-name="T43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213813342245551" text:continue-numbering="true" text:style-name="L2">
        <text:list-item>
          <text:p text:style-name="P23">Participated <text:span text:style-name="T63">in </text:span>the development of <text:s/>TUYA World II which is a 3D virtual world <text:span text:style-name="T45">on-line game, including Friends System, District System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13813221934104" text:continue-numbering="true" text:style-name="L2">
        <text:list-item>
          <text:p text:style-name="P24"><text:span text:style-name="T46">Participated in the </text:span>test<text:span text:style-name="T64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213813784375089" text:continue-numbering="true" text:style-name="L2">
        <text:list-item>
          <text:p text:style-name="P25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49">aster's Thesis:</text:span></text:p>
      <text:list xml:id="list4859779689680432474" text:style-name="L3">
        <text:list-item>
          <text:p text:style-name="P30">R<text:span text:style-name="T49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13813168314575" text:continue-list="list213813784375089" text:style-name="L2">
        <text:list-item>
          <text:p text:style-name="P31">A System to Reuse Facial Rigs and Animations</text:p>
        </text:list-item>
      </text:list>
      <text:p text:style-name="P1"/>
      <text:p text:style-name="P1"/>
      <text:p text:style-name="P9">OPEN-SOURCE PROJECTS</text:p>
      <text:list xml:id="list213813083049742" text:continue-numbering="true" text:style-name="L2">
        <text:list-item>
          <text:p text:style-name="P11"><text:span text:style-name="T12">MyMagicBox (</text:span><text:a xlink:type="simple" xlink:href="https://github.com/yaoyansi/mymagicbox" office:target-frame-name="_blank" xlink:show="new"><text:span text:style-name="T12">https://github.com/yaoyansi/mymagicbox</text:span></text:a><text:span text:style-name="T12">)<text:line-break/></text:span><text:span text:style-name="T28">Role: </text:span><text:span text:style-name="T29">Creator</text:span><text:span text:style-name="T28"><text:line-break/></text:span><text:span text:style-name="T30">M</text:span><text:span text:style-name="T28">iscellaneous project for exercises.</text:span></text:p>
        </text:list-item>
        <text:list-item>
          <text:p text:style-name="P14"><text:span text:style-name="T12">Maya2renderer(</text:span><text:a xlink:type="simple" xlink:href="https://github.com/maya2renderer/maya2renderer"><text:span text:style-name="T12">https://github.com/maya2renderer/maya2renderer</text:span></text:a><text:span text:style-name="T12">)</text:span></text:p>
          <text:p text:style-name="P14"><text:span text:style-name="T12">R</text:span><text:span text:style-name="T15">ole: Creator</text:span></text:p>
          <text:p text:style-name="P26">Based on <text:span text:style-name="T3">LiquidMaya</text:span>, this project aims to provide a framework to translate <text:span text:style-name="T31">Maya</text:span> d<text:span text:style-name="T47">ata</text:span> to <text:span text:style-name="T47">a</text:span> renderer. I<text:span text:style-name="T47">t supports </text:span><text:span text:style-name="T7">3Delight</text:span>, <text:span text:style-name="T3">Elvishray</text:span> and <text:span text:style-name="T3">Appleseed</text:span> <text:span text:style-name="T48">now.</text:span></text:p>
          <text:p text:style-name="P26"/>
        </text:list-item>
        <text:list-item>
          <text:p text:style-name="P26">M<text:span text:style-name="T47">ayaExporter(</text:span><text:a xlink:type="simple" xlink:href="http://code.google.com/p/mayaexporter/"><text:span text:style-name="T47">http://code.google.com/p/mayaexporter/</text:span></text:a><text:span text:style-name="T47">)</text:span></text:p>
          <text:p text:style-name="P27">R<text:span text:style-name="T53">ole: Creator</text:span></text:p>
          <text:p text:style-name="P19"><text:span text:style-name="T62">An experimental project which aims to provide a framework to export Maya data to a renderer. This project is refactored from </text:span><text:span text:style-name="T9">ColladaMaya</text:span><text:span text:style-name="T58">.</text:span>.</text:p>
          <text:p text:style-name="P26"/>
        </text:list-item>
        <text:list-item>
          <text:p text:style-name="P14"><text:span text:style-name="T12">GPExport</text:span><text:span text:style-name="T13">er</text:span><text:span text:style-name="T12">(</text:span><text:a xlink:type="simple" xlink:href="http://code.google.com/p/gpexport/"><text:span text:style-name="T12">http://code.google.com/p/gpexport/</text:span></text:a><text:span text:style-name="T12">)</text:span></text:p>
          <text:p text:style-name="P27"><text:span text:style-name="T12">R</text:span><text:span text:style-name="T53">ole: </text:span><text:span text:style-name="T32">Developer</text:span></text:p>
          <text:p text:style-name="P28"><text:span text:style-name="T35">A</text:span><text:span text:style-name="T34"> light-weight exporter for Maya, and </text:span><text:span text:style-name="T59">I fixed some bugs and did some optimization.</text:span></text:p>
          <text:p text:style-name="P26"><text:soft-page-break/></text:p>
        </text:list-item>
        <text:list-item>
          <text:p text:style-name="P26">S<text:span text:style-name="T47">imple </text:span>Cloth Simulation (<text:a xlink:type="simple" xlink:href="http://blog.csdn.net/yaoyansi/archive/2007/09/05/1774002.aspx">http://blog.csdn.net/yaoyansi/archive/2007/09/05/1774002.aspx</text:a>)</text:p>
          <text:p text:style-name="P27">R<text:span text:style-name="T53">ole: Creator</text:span></text:p>
          <text:p text:style-name="P26">I<text:span text:style-name="T47">mplemented the Mass-Spring module for cloth simulation. D</text:span>eveloped an algorithm fo<text:span text:style-name="T51">r computing</text:span> a <text:span text:style-name="T47">general </text:span>polyhedron'<text:span text:style-name="T51">s </text:span>volume. T<text:span text:style-name="T49">his algorithm i</text:span>s mentioned in <text:span text:style-name="T3">Game Development Gems 6.</text:span></text:p>
          <text:p text:style-name="P32"/>
        </text:list-item>
        <text:list-item>
          <text:p text:style-name="P29"><text:span text:style-name="T31">OpenCollada(</text:span><text:a xlink:type="simple" xlink:href="http://code.google.com/p/opencollada/"><text:span text:style-name="T31">http://code.google.com/p/opencollada/</text:span></text:a><text:span text:style-name="T31">)</text:span></text:p>
          <text:p text:style-name="P27"><text:span text:style-name="T31">R</text:span><text:span text:style-name="T32">ole: Developer</text:span></text:p>
          <text:p text:style-name="P20"><text:span text:style-name="T61">Simplified</text:span> the <text:span text:style-name="T48">3ds export process with </text:span><text:span text:style-name="T8">lib3ds </text:span><text:span text:style-name="T60">library and fixed some bugs.</text:span></text:p>
        </text:list-item>
      </text:list>
      <text:p text:style-name="P8"/>
      <text:list xml:id="list213814637532066" text:continue-numbering="true" text:style-name="L2">
        <text:list-item>
          <text:p text:style-name="P15"><text:span text:style-name="T26">GPUS</text:span><text:span text:style-name="T27">PH</text:span><text:span text:style-name="T26">sim (</text:span><text:a xlink:type="simple" xlink:href="http://code.google.com/p/gpusphsim/"><text:span text:style-name="T26">http://code.google.com/p/gpusphsim/</text:span></text:a><text:span text:style-name="T26">)</text:span></text:p>
          <text:p text:style-name="P27"><text:span text:style-name="T31">R</text:span><text:span text:style-name="T32">ole: Developer</text:span></text:p>
          <text:p text:style-name="P34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9T21:38:12.756984963</dc:date>
    <meta:editing-duration>PT6H41M2S</meta:editing-duration>
    <meta:editing-cycles>149</meta:editing-cycles>
    <dc:creator>user0 </dc:creator>
    <meta:document-statistic meta:table-count="0" meta:image-count="0" meta:object-count="0" meta:page-count="3" meta:paragraph-count="83" meta:word-count="637" meta:character-count="4678" meta:non-whitespace-character-count="4047"/>
  </office:meta>
</office:document-meta>
</file>